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Real</text:p>
          </table:table-cell>
          <table:table-cell office:value-type="string">
            <text:p>Test</text:p>
          </table:table-cell>
          <table:table-cell office:value-type="string">
            <text:p>Prediction</text:p>
          </table:table-cell>
          <table:table-cell>
            <draw:frame table:end-cell-address="Sheet1.L21" table:end-x="0.293cm" table:end-y="0.067cm" draw:z-index="0" draw:style-name="gr1" draw:text-style-name="P1" svg:width="15.999cm" svg:height="8.999cm" svg:x="0.101cm" svg:y="0.1cm">
              <draw:object draw:notify-on-update-of-ranges="Sheet1.B1:Sheet1.B1 Sheet1.B2:Sheet1.B30 Sheet1.C1:Sheet1.C1 Sheet1.C2:Sheet1.C30 Sheet1.D1:Sheet1.D1 Sheet1.D2:Sheet1.D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2018-01-02</text:p>
          </table:table-cell>
          <table:table-cell office:value-type="float" office:value="3.5325">
            <text:p>3.5325</text:p>
          </table:table-cell>
          <table:table-cell table:number-columns-repeated="2" office:value-type="float" office:value="3.55335">
            <text:p>3.55335</text:p>
          </table:table-cell>
          <table:table-cell table:number-columns-repeated="7"/>
        </table:table-row>
        <table:table-row table:style-name="ro1">
          <table:table-cell office:value-type="string">
            <text:p>2018-01-03</text:p>
          </table:table-cell>
          <table:table-cell office:value-type="float" office:value="3.53">
            <text:p>3.53</text:p>
          </table:table-cell>
          <table:table-cell office:value-type="float" office:value="3.56696">
            <text:p>3.56696</text:p>
          </table:table-cell>
          <table:table-cell office:value-type="float" office:value="3.58122">
            <text:p>3.58122</text:p>
          </table:table-cell>
          <table:table-cell table:number-columns-repeated="7"/>
        </table:table-row>
        <table:table-row table:style-name="ro1">
          <table:table-cell office:value-type="string">
            <text:p>2018-01-04</text:p>
          </table:table-cell>
          <table:table-cell office:value-type="float" office:value="3.51">
            <text:p>3.51</text:p>
          </table:table-cell>
          <table:table-cell office:value-type="float" office:value="3.57161">
            <text:p>3.57161</text:p>
          </table:table-cell>
          <table:table-cell office:value-type="float" office:value="3.6117">
            <text:p>3.6117</text:p>
          </table:table-cell>
          <table:table-cell table:number-columns-repeated="7"/>
        </table:table-row>
        <table:table-row table:style-name="ro1">
          <table:table-cell office:value-type="string">
            <text:p>2018-01-05</text:p>
          </table:table-cell>
          <table:table-cell office:value-type="float" office:value="3.5125">
            <text:p>3.5125</text:p>
          </table:table-cell>
          <table:table-cell office:value-type="float" office:value="3.55804">
            <text:p>3.55804</text:p>
          </table:table-cell>
          <table:table-cell office:value-type="float" office:value="3.6399">
            <text:p>3.6399</text:p>
          </table:table-cell>
          <table:table-cell table:number-columns-repeated="7"/>
        </table:table-row>
        <table:table-row table:style-name="ro1">
          <table:table-cell office:value-type="string">
            <text:p>2018-01-08</text:p>
          </table:table-cell>
          <table:table-cell office:value-type="float" office:value="3.4725">
            <text:p>3.4725</text:p>
          </table:table-cell>
          <table:table-cell office:value-type="float" office:value="3.55429">
            <text:p>3.55429</text:p>
          </table:table-cell>
          <table:table-cell office:value-type="float" office:value="3.66505">
            <text:p>3.66505</text:p>
          </table:table-cell>
          <table:table-cell table:number-columns-repeated="7"/>
        </table:table-row>
        <table:table-row table:style-name="ro1">
          <table:table-cell office:value-type="string">
            <text:p>2018-01-09</text:p>
          </table:table-cell>
          <table:table-cell office:value-type="float" office:value="3.49">
            <text:p>3.49</text:p>
          </table:table-cell>
          <table:table-cell office:value-type="float" office:value="3.52742">
            <text:p>3.52742</text:p>
          </table:table-cell>
          <table:table-cell office:value-type="float" office:value="3.68724">
            <text:p>3.68724</text:p>
          </table:table-cell>
          <table:table-cell table:number-columns-repeated="7"/>
        </table:table-row>
        <table:table-row table:style-name="ro1">
          <table:table-cell office:value-type="string">
            <text:p>2018-01-10</text:p>
          </table:table-cell>
          <table:table-cell office:value-type="float" office:value="3.49">
            <text:p>3.49</text:p>
          </table:table-cell>
          <table:table-cell office:value-type="float" office:value="3.5304">
            <text:p>3.5304</text:p>
          </table:table-cell>
          <table:table-cell office:value-type="float" office:value="3.7068">
            <text:p>3.7068</text:p>
          </table:table-cell>
          <table:table-cell table:number-columns-repeated="7"/>
        </table:table-row>
        <table:table-row table:style-name="ro1">
          <table:table-cell office:value-type="string">
            <text:p>2018-01-11</text:p>
          </table:table-cell>
          <table:table-cell office:value-type="float" office:value="3.4875">
            <text:p>3.4875</text:p>
          </table:table-cell>
          <table:table-cell office:value-type="float" office:value="3.53477">
            <text:p>3.53477</text:p>
          </table:table-cell>
          <table:table-cell office:value-type="float" office:value="3.72408">
            <text:p>3.72408</text:p>
          </table:table-cell>
          <table:table-cell table:number-columns-repeated="7"/>
        </table:table-row>
        <table:table-row table:style-name="ro1">
          <table:table-cell office:value-type="string">
            <text:p>2018-01-12</text:p>
          </table:table-cell>
          <table:table-cell office:value-type="float" office:value="3.4625">
            <text:p>3.4625</text:p>
          </table:table-cell>
          <table:table-cell office:value-type="float" office:value="3.53451">
            <text:p>3.53451</text:p>
          </table:table-cell>
          <table:table-cell office:value-type="float" office:value="3.73939">
            <text:p>3.73939</text:p>
          </table:table-cell>
          <table:table-cell table:number-columns-repeated="7"/>
        </table:table-row>
        <table:table-row table:style-name="ro1">
          <table:table-cell office:value-type="string">
            <text:p>2018-01-16</text:p>
          </table:table-cell>
          <table:table-cell office:value-type="float" office:value="3.4825">
            <text:p>3.4825</text:p>
          </table:table-cell>
          <table:table-cell office:value-type="float" office:value="3.51701">
            <text:p>3.51701</text:p>
          </table:table-cell>
          <table:table-cell office:value-type="float" office:value="3.75296">
            <text:p>3.75296</text:p>
          </table:table-cell>
          <table:table-cell table:number-columns-repeated="7"/>
        </table:table-row>
        <table:table-row table:style-name="ro1">
          <table:table-cell office:value-type="string">
            <text:p>2018-01-17</text:p>
          </table:table-cell>
          <table:table-cell office:value-type="float" office:value="3.53">
            <text:p>3.53</text:p>
          </table:table-cell>
          <table:table-cell office:value-type="float" office:value="3.5244">
            <text:p>3.5244</text:p>
          </table:table-cell>
          <table:table-cell office:value-type="float" office:value="3.76496">
            <text:p>3.76496</text:p>
          </table:table-cell>
          <table:table-cell table:number-columns-repeated="7"/>
        </table:table-row>
        <table:table-row table:style-name="ro1">
          <table:table-cell office:value-type="string">
            <text:p>2018-01-18</text:p>
          </table:table-cell>
          <table:table-cell office:value-type="float" office:value="3.515">
            <text:p>3.515</text:p>
          </table:table-cell>
          <table:table-cell office:value-type="float" office:value="3.5615">
            <text:p>3.5615</text:p>
          </table:table-cell>
          <table:table-cell office:value-type="float" office:value="3.77557">
            <text:p>3.77557</text:p>
          </table:table-cell>
          <table:table-cell table:number-columns-repeated="7"/>
        </table:table-row>
        <table:table-row table:style-name="ro1">
          <table:table-cell office:value-type="string">
            <text:p>2018-01-19</text:p>
          </table:table-cell>
          <table:table-cell office:value-type="float" office:value="3.525">
            <text:p>3.525</text:p>
          </table:table-cell>
          <table:table-cell office:value-type="float" office:value="3.56347">
            <text:p>3.56347</text:p>
          </table:table-cell>
          <table:table-cell office:value-type="float" office:value="3.78493">
            <text:p>3.78493</text:p>
          </table:table-cell>
          <table:table-cell table:number-columns-repeated="7"/>
        </table:table-row>
        <table:table-row table:style-name="ro1">
          <table:table-cell office:value-type="string">
            <text:p>2018-01-22</text:p>
          </table:table-cell>
          <table:table-cell office:value-type="float" office:value="3.52">
            <text:p>3.52</text:p>
          </table:table-cell>
          <table:table-cell office:value-type="float" office:value="3.56645">
            <text:p>3.56645</text:p>
          </table:table-cell>
          <table:table-cell office:value-type="float" office:value="3.7932">
            <text:p>3.7932</text:p>
          </table:table-cell>
          <table:table-cell table:number-columns-repeated="7"/>
        </table:table-row>
        <table:table-row table:style-name="ro1">
          <table:table-cell office:value-type="string">
            <text:p>2018-01-23</text:p>
          </table:table-cell>
          <table:table-cell office:value-type="float" office:value="3.5125">
            <text:p>3.5125</text:p>
          </table:table-cell>
          <table:table-cell office:value-type="float" office:value="3.56347">
            <text:p>3.56347</text:p>
          </table:table-cell>
          <table:table-cell office:value-type="float" office:value="3.80051">
            <text:p>3.80051</text:p>
          </table:table-cell>
          <table:table-cell table:number-columns-repeated="7"/>
        </table:table-row>
        <table:table-row table:style-name="ro1">
          <table:table-cell office:value-type="string">
            <text:p>2018-01-24</text:p>
          </table:table-cell>
          <table:table-cell office:value-type="float" office:value="3.565">
            <text:p>3.565</text:p>
          </table:table-cell>
          <table:table-cell office:value-type="float" office:value="3.55692">
            <text:p>3.55692</text:p>
          </table:table-cell>
          <table:table-cell office:value-type="float" office:value="3.80701">
            <text:p>3.80701</text:p>
          </table:table-cell>
          <table:table-cell table:number-columns-repeated="7"/>
        </table:table-row>
        <table:table-row table:style-name="ro1">
          <table:table-cell office:value-type="string">
            <text:p>2018-01-25</text:p>
          </table:table-cell>
          <table:table-cell office:value-type="float" office:value="3.5525">
            <text:p>3.5525</text:p>
          </table:table-cell>
          <table:table-cell office:value-type="float" office:value="3.59088">
            <text:p>3.59088</text:p>
          </table:table-cell>
          <table:table-cell office:value-type="float" office:value="3.81281">
            <text:p>3.81281</text:p>
          </table:table-cell>
          <table:table-cell table:number-columns-repeated="7"/>
        </table:table-row>
        <table:table-row table:style-name="ro1">
          <table:table-cell office:value-type="string">
            <text:p>2018-01-26</text:p>
          </table:table-cell>
          <table:table-cell office:value-type="float" office:value="3.565">
            <text:p>3.565</text:p>
          </table:table-cell>
          <table:table-cell office:value-type="float" office:value="3.5949">
            <text:p>3.5949</text:p>
          </table:table-cell>
          <table:table-cell office:value-type="float" office:value="3.81802">
            <text:p>3.81802</text:p>
          </table:table-cell>
          <table:table-cell table:number-columns-repeated="7"/>
        </table:table-row>
        <table:table-row table:style-name="ro1">
          <table:table-cell office:value-type="string">
            <text:p>2018-01-29</text:p>
          </table:table-cell>
          <table:table-cell office:value-type="float" office:value="3.5875">
            <text:p>3.5875</text:p>
          </table:table-cell>
          <table:table-cell office:value-type="float" office:value="3.60078">
            <text:p>3.60078</text:p>
          </table:table-cell>
          <table:table-cell office:value-type="float" office:value="3.82274">
            <text:p>3.82274</text:p>
          </table:table-cell>
          <table:table-cell table:number-columns-repeated="7"/>
        </table:table-row>
        <table:table-row table:style-name="ro1">
          <table:table-cell office:value-type="string">
            <text:p>2018-01-30</text:p>
          </table:table-cell>
          <table:table-cell office:value-type="float" office:value="3.615">
            <text:p>3.615</text:p>
          </table:table-cell>
          <table:table-cell office:value-type="float" office:value="3.6174">
            <text:p>3.6174</text:p>
          </table:table-cell>
          <table:table-cell office:value-type="float" office:value="3.82703">
            <text:p>3.82703</text:p>
          </table:table-cell>
          <table:table-cell table:number-columns-repeated="7"/>
        </table:table-row>
        <table:table-row table:style-name="ro1">
          <table:table-cell office:value-type="string">
            <text:p>2018-01-31</text:p>
          </table:table-cell>
          <table:table-cell office:value-type="float" office:value="3.615">
            <text:p>3.615</text:p>
          </table:table-cell>
          <table:table-cell office:value-type="float" office:value="3.64121">
            <text:p>3.64121</text:p>
          </table:table-cell>
          <table:table-cell office:value-type="float" office:value="3.83096">
            <text:p>3.83096</text:p>
          </table:table-cell>
          <table:table-cell table:number-columns-repeated="7"/>
        </table:table-row>
        <table:table-row table:style-name="ro1">
          <table:table-cell office:value-type="string">
            <text:p>2018-02-01</text:p>
          </table:table-cell>
          <table:table-cell office:value-type="float" office:value="3.6175">
            <text:p>3.6175</text:p>
          </table:table-cell>
          <table:table-cell office:value-type="float" office:value="3.64721">
            <text:p>3.64721</text:p>
          </table:table-cell>
          <table:table-cell office:value-type="float" office:value="3.83458">
            <text:p>3.83458</text:p>
          </table:table-cell>
          <table:table-cell table:number-columns-repeated="7"/>
        </table:table-row>
        <table:table-row table:style-name="ro1">
          <table:table-cell office:value-type="string">
            <text:p>2018-02-02</text:p>
          </table:table-cell>
          <table:table-cell office:value-type="float" office:value="3.615">
            <text:p>3.615</text:p>
          </table:table-cell>
          <table:table-cell office:value-type="float" office:value="3.64792">
            <text:p>3.64792</text:p>
          </table:table-cell>
          <table:table-cell office:value-type="float" office:value="3.83791">
            <text:p>3.83791</text:p>
          </table:table-cell>
          <table:table-cell table:number-columns-repeated="7"/>
        </table:table-row>
        <table:table-row table:style-name="ro1">
          <table:table-cell office:value-type="string">
            <text:p>2018-02-05</text:p>
          </table:table-cell>
          <table:table-cell office:value-type="float" office:value="3.5875">
            <text:p>3.5875</text:p>
          </table:table-cell>
          <table:table-cell office:value-type="float" office:value="3.64542">
            <text:p>3.64542</text:p>
          </table:table-cell>
          <table:table-cell office:value-type="float" office:value="3.84099">
            <text:p>3.84099</text:p>
          </table:table-cell>
          <table:table-cell table:number-columns-repeated="7"/>
        </table:table-row>
        <table:table-row table:style-name="ro1">
          <table:table-cell office:value-type="string">
            <text:p>2018-02-06</text:p>
          </table:table-cell>
          <table:table-cell office:value-type="float" office:value="3.635">
            <text:p>3.635</text:p>
          </table:table-cell>
          <table:table-cell office:value-type="float" office:value="3.62545">
            <text:p>3.62545</text:p>
          </table:table-cell>
          <table:table-cell office:value-type="float" office:value="3.84383">
            <text:p>3.84383</text:p>
          </table:table-cell>
          <table:table-cell table:number-columns-repeated="7"/>
        </table:table-row>
        <table:table-row table:style-name="ro1">
          <table:table-cell office:value-type="string">
            <text:p>2018-02-07</text:p>
          </table:table-cell>
          <table:table-cell office:value-type="float" office:value="3.6525">
            <text:p>3.6525</text:p>
          </table:table-cell>
          <table:table-cell office:value-type="float" office:value="3.65163">
            <text:p>3.65163</text:p>
          </table:table-cell>
          <table:table-cell office:value-type="float" office:value="3.84647">
            <text:p>3.84647</text:p>
          </table:table-cell>
          <table:table-cell table:number-columns-repeated="7"/>
        </table:table-row>
        <table:table-row table:style-name="ro1">
          <table:table-cell office:value-type="string">
            <text:p>2018-02-08</text:p>
          </table:table-cell>
          <table:table-cell office:value-type="float" office:value="3.6575">
            <text:p>3.6575</text:p>
          </table:table-cell>
          <table:table-cell office:value-type="float" office:value="3.67514">
            <text:p>3.67514</text:p>
          </table:table-cell>
          <table:table-cell office:value-type="float" office:value="3.8489">
            <text:p>3.8489</text:p>
          </table:table-cell>
          <table:table-cell table:number-columns-repeated="7"/>
        </table:table-row>
        <table:table-row table:style-name="ro1">
          <table:table-cell office:value-type="string">
            <text:p>2018-02-09</text:p>
          </table:table-cell>
          <table:table-cell office:value-type="float" office:value="3.62">
            <text:p>3.62</text:p>
          </table:table-cell>
          <table:table-cell office:value-type="float" office:value="3.68361">
            <text:p>3.68361</text:p>
          </table:table-cell>
          <table:table-cell office:value-type="float" office:value="3.85114">
            <text:p>3.85114</text:p>
          </table:table-cell>
          <table:table-cell table:number-columns-repeated="7"/>
        </table:table-row>
        <table:table-row table:style-name="ro1">
          <table:table-cell office:value-type="string">
            <text:p>2018-02-12</text:p>
          </table:table-cell>
          <table:table-cell office:value-type="float" office:value="3.67">
            <text:p>3.67</text:p>
          </table:table-cell>
          <table:table-cell office:value-type="float" office:value="3.65748">
            <text:p>3.65748</text:p>
          </table:table-cell>
          <table:table-cell office:value-type="float" office:value="3.85321">
            <text:p>3.85321</text:p>
          </table:table-cell>
          <table:table-cell table:number-columns-repeated="7"/>
        </table:table-row>
        <table:table-row table:style-name="ro1" table:number-rows-repeated="98"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XX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17/02/2018</text:date>, <text:time>15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SARAIVA</meta:initial-creator>
    <meta:creation-date>2018-02-16T23:20:28.94</meta:creation-date>
    <dc:date>2018-02-17T15:08:51.29</dc:date>
    <dc:creator>SERGIO SARAIVA</dc:creator>
    <meta:editing-duration>PT24M40S</meta:editing-duration>
    <meta:editing-cycles>3</meta:editing-cycles>
    <meta:generator>OpenOffice/4.1.5$Win32 OpenOffice.org_project/415m1$Build-9789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Corn Price</text:p>
        </chart:title>
        <chart:legend chart:legend-position="end" svg:x="13.121cm" svg:y="3.664cm" style:legend-expansion="high" chart:style-name="ch3"/>
        <chart:plot-area chart:style-name="ch4" table:cell-range-address="Sheet1.B1:Sheet1.D30" chart:data-source-has-labels="row" svg:x="1.574cm" svg:y="1.635cm" svg:width="10.907cm" svg:height="6.177cm">
          <chartooo:coordinate-region svg:x="2.301cm" svg:y="1.847cm" svg:width="9.993cm" svg:height="4.868cm"/>
          <chart:axis chart:dimension="x" chart:name="primary-x" chart:style-name="ch5">
            <chart:title svg:x="6.176cm" svg:y="7.993cm" chart:style-name="ch6">
              <text:p>Day (2018)</text:p>
            </chart:title>
          </chart:axis>
          <chart:axis chart:dimension="y" chart:name="primary-y" chart:style-name="ch5">
            <chart:title svg:x="0.451cm" svg:y="4.43cm" chart:style-name="ch6">
              <text:p>USD</text:p>
            </chart:title>
            <chart:grid chart:style-name="ch7" chart:class="major"/>
          </chart:axi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C2:Sheet1.C30" chart:label-cell-address="Sheet1.C1:Sheet1.C1" chart:class="chart:line">
            <chart:data-point chart:repeated="29"/>
          </chart:series>
          <chart:series chart:style-name="ch10" chart:values-cell-range-address="Sheet1.D2:Sheet1.D30" chart:label-cell-address="Sheet1.D1:Sheet1.D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B1:Sheet1.B1</svg:desc>
                </draw:g>
              </table:table-cell>
              <table:table-cell office:value-type="string">
                <text:p>Test</text:p>
                <draw:g>
                  <svg:desc>Sheet1.C1:Sheet1.C1</svg:desc>
                </draw:g>
              </table:table-cell>
              <table:table-cell office:value-type="string">
                <text:p>Predict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325">
                <text:p>3.5325</text:p>
                <draw:g>
                  <svg:desc>Sheet1.B2:Sheet1.B30</svg:desc>
                </draw:g>
              </table:table-cell>
              <table:table-cell office:value-type="float" office:value="3.55335">
                <text:p>3.55335</text:p>
                <draw:g>
                  <svg:desc>Sheet1.C2:Sheet1.C30</svg:desc>
                </draw:g>
              </table:table-cell>
              <table:table-cell office:value-type="float" office:value="3.55335">
                <text:p>3.55335</text:p>
                <draw:g>
                  <svg:desc>Sheet1.D2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">
                <text:p>3.53</text:p>
              </table:table-cell>
              <table:table-cell office:value-type="float" office:value="3.56696">
                <text:p>3.56696</text:p>
              </table:table-cell>
              <table:table-cell office:value-type="float" office:value="3.58122">
                <text:p>3.58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1">
                <text:p>3.51</text:p>
              </table:table-cell>
              <table:table-cell office:value-type="float" office:value="3.57161">
                <text:p>3.57161</text:p>
              </table:table-cell>
              <table:table-cell office:value-type="float" office:value="3.6117">
                <text:p>3.6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125">
                <text:p>3.5125</text:p>
              </table:table-cell>
              <table:table-cell office:value-type="float" office:value="3.55804">
                <text:p>3.55804</text:p>
              </table:table-cell>
              <table:table-cell office:value-type="float" office:value="3.6399">
                <text:p>3.6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725">
                <text:p>3.4725</text:p>
              </table:table-cell>
              <table:table-cell office:value-type="float" office:value="3.55429">
                <text:p>3.55429</text:p>
              </table:table-cell>
              <table:table-cell office:value-type="float" office:value="3.66505">
                <text:p>3.66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9">
                <text:p>3.49</text:p>
              </table:table-cell>
              <table:table-cell office:value-type="float" office:value="3.52742">
                <text:p>3.52742</text:p>
              </table:table-cell>
              <table:table-cell office:value-type="float" office:value="3.68724">
                <text:p>3.68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  <table:table-cell office:value-type="float" office:value="3.5304">
                <text:p>3.5304</text:p>
              </table:table-cell>
              <table:table-cell office:value-type="float" office:value="3.7068">
                <text:p>3.7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875">
                <text:p>3.4875</text:p>
              </table:table-cell>
              <table:table-cell office:value-type="float" office:value="3.53477">
                <text:p>3.53477</text:p>
              </table:table-cell>
              <table:table-cell office:value-type="float" office:value="3.72408">
                <text:p>3.72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25">
                <text:p>3.4625</text:p>
              </table:table-cell>
              <table:table-cell office:value-type="float" office:value="3.53451">
                <text:p>3.53451</text:p>
              </table:table-cell>
              <table:table-cell office:value-type="float" office:value="3.73939">
                <text:p>3.73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25">
                <text:p>3.4825</text:p>
              </table:table-cell>
              <table:table-cell office:value-type="float" office:value="3.51701">
                <text:p>3.51701</text:p>
              </table:table-cell>
              <table:table-cell office:value-type="float" office:value="3.75296">
                <text:p>3.75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">
                <text:p>3.53</text:p>
              </table:table-cell>
              <table:table-cell office:value-type="float" office:value="3.5244">
                <text:p>3.5244</text:p>
              </table:table-cell>
              <table:table-cell office:value-type="float" office:value="3.76496">
                <text:p>3.76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15">
                <text:p>3.515</text:p>
              </table:table-cell>
              <table:table-cell office:value-type="float" office:value="3.5615">
                <text:p>3.5615</text:p>
              </table:table-cell>
              <table:table-cell office:value-type="float" office:value="3.77557">
                <text:p>3.77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25">
                <text:p>3.525</text:p>
              </table:table-cell>
              <table:table-cell office:value-type="float" office:value="3.56347">
                <text:p>3.56347</text:p>
              </table:table-cell>
              <table:table-cell office:value-type="float" office:value="3.78493">
                <text:p>3.78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2">
                <text:p>3.52</text:p>
              </table:table-cell>
              <table:table-cell office:value-type="float" office:value="3.56645">
                <text:p>3.56645</text:p>
              </table:table-cell>
              <table:table-cell office:value-type="float" office:value="3.7932">
                <text:p>3.7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125">
                <text:p>3.5125</text:p>
              </table:table-cell>
              <table:table-cell office:value-type="float" office:value="3.56347">
                <text:p>3.56347</text:p>
              </table:table-cell>
              <table:table-cell office:value-type="float" office:value="3.80051">
                <text:p>3.80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65">
                <text:p>3.565</text:p>
              </table:table-cell>
              <table:table-cell office:value-type="float" office:value="3.55692">
                <text:p>3.55692</text:p>
              </table:table-cell>
              <table:table-cell office:value-type="float" office:value="3.80701">
                <text:p>3.80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525">
                <text:p>3.5525</text:p>
              </table:table-cell>
              <table:table-cell office:value-type="float" office:value="3.59088">
                <text:p>3.59088</text:p>
              </table:table-cell>
              <table:table-cell office:value-type="float" office:value="3.81281">
                <text:p>3.81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65">
                <text:p>3.565</text:p>
              </table:table-cell>
              <table:table-cell office:value-type="float" office:value="3.5949">
                <text:p>3.5949</text:p>
              </table:table-cell>
              <table:table-cell office:value-type="float" office:value="3.81802">
                <text:p>3.81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875">
                <text:p>3.5875</text:p>
              </table:table-cell>
              <table:table-cell office:value-type="float" office:value="3.60078">
                <text:p>3.60078</text:p>
              </table:table-cell>
              <table:table-cell office:value-type="float" office:value="3.82274">
                <text:p>3.82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5">
                <text:p>3.615</text:p>
              </table:table-cell>
              <table:table-cell office:value-type="float" office:value="3.6174">
                <text:p>3.6174</text:p>
              </table:table-cell>
              <table:table-cell office:value-type="float" office:value="3.82703">
                <text:p>3.82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5">
                <text:p>3.615</text:p>
              </table:table-cell>
              <table:table-cell office:value-type="float" office:value="3.64121">
                <text:p>3.64121</text:p>
              </table:table-cell>
              <table:table-cell office:value-type="float" office:value="3.83096">
                <text:p>3.83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175">
                <text:p>3.6175</text:p>
              </table:table-cell>
              <table:table-cell office:value-type="float" office:value="3.64721">
                <text:p>3.64721</text:p>
              </table:table-cell>
              <table:table-cell office:value-type="float" office:value="3.83458">
                <text:p>3.83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15">
                <text:p>3.615</text:p>
              </table:table-cell>
              <table:table-cell office:value-type="float" office:value="3.64792">
                <text:p>3.64792</text:p>
              </table:table-cell>
              <table:table-cell office:value-type="float" office:value="3.83791">
                <text:p>3.83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875">
                <text:p>3.5875</text:p>
              </table:table-cell>
              <table:table-cell office:value-type="float" office:value="3.64542">
                <text:p>3.64542</text:p>
              </table:table-cell>
              <table:table-cell office:value-type="float" office:value="3.84099">
                <text:p>3.84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35">
                <text:p>3.635</text:p>
              </table:table-cell>
              <table:table-cell office:value-type="float" office:value="3.62545">
                <text:p>3.62545</text:p>
              </table:table-cell>
              <table:table-cell office:value-type="float" office:value="3.84383">
                <text:p>3.84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25">
                <text:p>3.6525</text:p>
              </table:table-cell>
              <table:table-cell office:value-type="float" office:value="3.65163">
                <text:p>3.65163</text:p>
              </table:table-cell>
              <table:table-cell office:value-type="float" office:value="3.84647">
                <text:p>3.84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575">
                <text:p>3.6575</text:p>
              </table:table-cell>
              <table:table-cell office:value-type="float" office:value="3.67514">
                <text:p>3.67514</text:p>
              </table:table-cell>
              <table:table-cell office:value-type="float" office:value="3.8489">
                <text:p>3.8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">
                <text:p>3.62</text:p>
              </table:table-cell>
              <table:table-cell office:value-type="float" office:value="3.68361">
                <text:p>3.68361</text:p>
              </table:table-cell>
              <table:table-cell office:value-type="float" office:value="3.85114">
                <text:p>3.85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7">
                <text:p>3.67</text:p>
              </table:table-cell>
              <table:table-cell office:value-type="float" office:value="3.65748">
                <text:p>3.65748</text:p>
              </table:table-cell>
              <table:table-cell office:value-type="float" office:value="3.85321">
                <text:p>3.85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